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fo:background-color="#ffffff" style:font-size-asian="10pt" style:font-size-complex="10pt"/>
    </style:style>
    <style:style style:name="P2" style:family="paragraph" style:parent-style-name="Standard">
      <style:text-properties fo:font-size="10pt" fo:font-weight="bold" fo:background-color="#ffffff" style:font-size-asian="10pt" style:font-weight-asian="bold" style:font-size-complex="10pt" style:font-weight-complex="bold"/>
    </style:style>
    <style:style style:name="P3" style:family="paragraph" style:parent-style-name="Standard">
      <style:text-properties fo:font-size="10pt" style:text-underline-style="solid" style:text-underline-width="auto" style:text-underline-color="font-color" fo:background-color="#ffffff"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Text_20_body">
      <style:paragraph-properties fo:text-align="center" style:justify-single-word="false"/>
    </style:style>
    <style:style style:name="P6" style:family="paragraph" style:parent-style-name="Text_20_body" style:list-style-name="WW8Num2"/>
    <style:style style:name="P7" style:family="paragraph" style:parent-style-name="Text_20_body" style:list-style-name="WW8Num3"/>
    <style:style style:name="P8" style:family="paragraph" style:parent-style-name="Text_20_body" style:list-style-name="WW8Num4"/>
    <style:style style:name="P9" style:family="paragraph" style:parent-style-name="Text_20_body" style:list-style-name="WW8Num5"/>
    <style:style style:name="P10" style:family="paragraph" style:parent-style-name="Text_20_body">
      <style:paragraph-properties fo:text-align="start" style:justify-single-word="false"/>
    </style:style>
    <style:style style:name="P11" style:family="paragraph" style:parent-style-name="Text_20_body" style:list-style-name="WW8Num6"/>
    <style:style style:name="P12" style:family="paragraph" style:parent-style-name="Text_20_body">
      <style:text-properties style:text-underline-style="none"/>
    </style:style>
    <style:style style:name="P13" style:family="paragraph" style:parent-style-name="Text_20_body" style:list-style-name="WW8Num7"/>
    <style:style style:name="P14" style:family="paragraph" style:parent-style-name="Text_20_body">
      <style:text-properties fo:font-size="11pt" style:font-size-asian="11pt" style:font-size-complex="11pt"/>
    </style:style>
    <style:style style:name="P15" style:family="paragraph" style:parent-style-name="Title">
      <style:paragraph-properties fo:text-align="start" style:justify-single-word="false"/>
    </style:style>
    <style:style style:name="P16" style:family="paragraph" style:parent-style-name="Title" style:master-page-name="Standard">
      <style:paragraph-properties fo:margin-top="0.423cm" fo:margin-bottom="0.212cm" style:page-number="auto"/>
    </style:style>
    <style:style style:name="P17" style:family="paragraph" style:parent-style-name="Title">
      <style:paragraph-properties fo:text-align="start" style:justify-single-word="false" fo:break-before="page"/>
    </style:style>
    <style:style style:name="P18" style:family="paragraph" style:parent-style-name="Subtitle">
      <style:paragraph-properties fo:text-align="start" style:justify-single-word="false"/>
    </style:style>
    <style:style style:name="P19" style:family="paragraph" style:parent-style-name="Subtitle">
      <style:paragraph-properties fo:text-align="start" style:justify-single-word="false"/>
      <style:text-properties fo:font-size="14pt" style:font-size-asian="14pt" style:font-size-complex="14pt"/>
    </style:style>
    <style:style style:name="P20" style:family="paragraph" style:parent-style-name="Subtitle">
      <style:paragraph-properties fo:text-align="start" style:justify-single-word="false" fo:break-before="page"/>
    </style:style>
    <style:style style:name="T1" style:family="text">
      <style:text-properties style:text-underline-style="solid" style:text-underline-width="auto" style:text-underline-color="font-color"/>
    </style:style>
    <style:style style:name="T2" style:family="text">
      <style:text-properties fo:font-size="11pt" style:text-underline-style="solid" style:text-underline-width="auto" style:text-underline-color="font-color" fo:background-color="#ffffff" style:font-size-asian="11pt" style:font-size-complex="11pt"/>
    </style:style>
    <style:style style:name="T3" style:family="text">
      <style:text-properties fo:font-size="11pt" fo:background-color="#ffffff" style:font-size-asian="11pt" style:font-size-complex="11pt"/>
    </style:style>
    <style:style style:name="T4" style:family="text">
      <style:text-properties fo:font-size="11pt" style:text-underline-style="none" fo:background-color="#ffffff" style:font-size-asian="11pt" style:font-size-complex="11pt"/>
    </style:style>
    <style:style style:name="T5" style:family="text">
      <style:text-properties fo:font-size="10pt" fo:background-color="#ffffff" style:font-size-asian="10pt" style:font-size-complex="10pt"/>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ubtitle"/>
      <text:p text:style-name="P5"/>
      <text:p text:style-name="Title"/>
      <text:p text:style-name="Title">Trabajo Práctico</text:p>
      <text:p text:style-name="Subtitle">Visión y Alcance</text:p>
      <text:p text:style-name="Subtitle">Software de gestión de Kioscos</text:p>
      <text:p text:style-name="Text_20_body"/>
      <text:p text:style-name="P5">Autor: Rosito Susana</text:p>
      <text:p text:style-name="P5">Fecha: 04/09/11</text:p>
      <text:p text:style-name="P5"/>
      <text:p text:style-name="P17">Introducción</text:p>
      <text:p text:style-name="Text_20_body">El contenido de este documento, es la entrega de una tarea que se pidió en clase. La tarea consiste en armar un documento formal indicando visión (relacionado al tema de saber cual es el problema a solucionar, la solución propuesta, costo, etc.) y alcance (esta mas enfocado a lo que cubre y no a la solución, que herramientas o métodos se utilizaran, etc. ) de un proyecto a elección. <text:s/>El mismo podía ser ficticio o concreto.</text:p>
      <text:p text:style-name="Text_20_body"/>
      <text:p text:style-name="P15">Visión</text:p>
      <text:p text:style-name="P18">Problema de Negocio</text:p>
      <text:p text:style-name="Text_20_body">En gestión de kioscos se observan grandes desventajas <text:s/>que pueden ser fácilmente solucionadas al incorporar un sistema adecuando. Algunas de estas son: </text:p>
      <text:list xml:id="list772023542" text:style-name="WW8Num2">
        <text:list-item>
          <text:p text:style-name="P6">Realizar el control del stock en papel lleva a ocupar un gran espacio físico para su guardado, posibles traspapelaciones y perdidas de datos, además de duplicados e inconsistencias en los mismos. </text:p>
        </text:list-item>
        <text:list-item>
          <text:p text:style-name="P6">El consumo de tiempo, lleva una cantidad mayor de tiempo realizar el control de stock, la lista de precios y los cálculos de ganancia a mano, todo depende de la cantidad de productos, variedad, cantidad de empleados, etc. </text:p>
        </text:list-item>
        <text:list-item>
          <text:p text:style-name="P6">Las estadísticas erróneas provocadas por el calculo humano de las mismas hace que sea muy posible que no sean exactas y esto puede provocar perdidas de dinero. </text:p>
        </text:list-item>
        <text:list-item>
          <text:p text:style-name="P6">La rápida variación de precios en el mercado y sus consecuencias en el control de precios y ganancias lleva a la continua desactualización del sistema, ya que esto lleva un considerable tiempo al hacerse todo en papel.</text:p>
        </text:list-item>
        <text:list-item>
          <text:p text:style-name="P6">Personal, si hay una gran cantidad de empleados, se tiene que armar una reunión para informar de la organización utilizada, cambios recientes, nuevos proveedores. Es mucho más extenso que enseñarle a utilizar una aplicación de escritorio.</text:p>
        </text:list-item>
      </text:list>
      <text:p text:style-name="Text_20_body"/>
      <text:p text:style-name="Text_20_body"/>
      <text:p text:style-name="P20">Solución Propuesta</text:p>
      <text:p text:style-name="Text_20_body">Crear un software que mejore a gran medida la gestión de Kioscos. Esto trae muchas ventajas.</text:p>
      <text:list xml:id="list203032738" text:style-name="WW8Num3">
        <text:list-item>
          <text:p text:style-name="P7">Habría un mejor control de stock al eliminar por completo la necesidad de manejar todo en papel, además de ahorrar en espacio físico y en gastos provocados por la cantidad de papel utilizado para ello.</text:p>
        </text:list-item>
        <text:list-item>
          <text:p text:style-name="P7">Optimización en el tiempo, es mucho mas rápido el sistema, para armar la lista de precios, calcular ganancias, etc. Esto haría que se pueda aprovechar el tiempo para realizar otras tareas. </text:p>
        </text:list-item>
        <text:list-item>
          <text:p text:style-name="P7">La posible incorporación de aparatos, ya que se podrían agregar impresoras de ticket, maquinas para leer código de barras de productos a la hora de cobrar, y agilizar la atención al cliente y obtener una mejor organización.</text:p>
        </text:list-item>
        <text:list-item>
          <text:p text:style-name="P7">Estadísticas Aproximadas o Correctas, una mejora importante, más cuando esta en temas de ganancia, control de stock, precio neto, precio venta. Nadie quiere perder dinero.</text:p>
        </text:list-item>
        <text:list-item>
          <text:p text:style-name="P7">La Optimización en actualización de la información traería un desenvolvimiento <text:s/>mucho más rápido y fácil para tener los datos al día, a la velocidad del cambio de precios en el mercado. Modificando así, los datos anteriores de forma segura y sin perder tiempo.</text:p>
        </text:list-item>
        <text:list-item>
          <text:p text:style-name="P7">Capacitación personal, es mas fácil enseñar a usar el software, porque es practico y no consume tanto tiempo. </text:p>
        </text:list-item>
        <text:list-item>
          <text:p text:style-name="P7">Comodidad, a la hora de vender los productos, para tener un mejor control de las ganancias o inversiones a realizar.</text:p>
        </text:list-item>
      </text:list>
      <text:p text:style-name="P18">Usuario</text:p>
      <text:p text:style-name="Text_20_body">Los usuarios que utilizarían el software, pueden ser uno o más, dependiendo la cantidad de empleados que tengan acceso al sistema, el software debe adaptarse a que el número aumente. Los usuarios deberían saber manejar una computadora de forma básica ya que la interfaz debe ser sencilla y amigable para su rápido entendimiento y uso. Podrían hacerse dos versiones, una para gente mayor con letras más grandes y un manual de uso, y otro para usuarios jóvenes que ya están familiarizados con este tipo de sistemas y no requieren capacitación. <text:s/>Ya que el programa tendría planillas de calculo similares a Excel, sería conveniente que los usuarios estén familiarizados con el uso del mismo.</text:p>
      <text:p text:style-name="P20">Costo y Beneficio</text:p>
      <text:p text:style-name="Text_20_body">Para la realización de este software serían necesarios alrededor de cinco profesionales que cuente con sus propios equipos. El tiempo que se estima para el mismo, es de 7 meses aproximadamente, con gran flexibilidad en cuanto a tiempo pero no costos.</text:p>
      <text:p text:style-name="P15">Alcance</text:p>
      <text:p text:style-name="P18">Que se hará</text:p>
      <text:p text:style-name="Text_20_body">El proyecto optimizara las necesidades antes mencionadas:</text:p>
      <text:list xml:id="list648951753" text:style-name="WW8Num4">
        <text:list-item>
          <text:p text:style-name="P8"><text:span text:style-name="T1">Contabilidad del Kiosco:</text:span> Esta área va a tener su espacio aparte de la venta de productos. Registrara la venta total de cada día, dará la posibilidad de comparar con estadísticas anteriores y llegar a ver ganancias o perdidas.</text:p>
        </text:list-item>
        <text:list-item>
          <text:p text:style-name="P8"><text:span text:style-name="T1">Control de Stock:</text:span> Un resumen importante a la hora de invertir. En esta área se incorpora la idea de aviso. Se refiere a cuando el stock de un producto es muy bajo al normal, se le avisa al usuario, que muy pronto se quedara sin ese producto.</text:p>
        </text:list-item>
        <text:list-item>
          <text:p text:style-name="P8"><text:span text:style-name="T1">Lista de Precios:</text:span> La ventaja en este área, es poder organizar y ordenar la lista de precios, por alguna característica. Ej: Orden Alfabético, Categorías, etc. Otra cosa que optimiza este sistema, es la venta, podemos buscar el producto a vender, a través del código que tiene asignado o por alguna otra característica del mismo. </text:p>
        </text:list-item>
        <text:list-item>
          <text:p text:style-name="P8"><text:span text:style-name="T1">Calcular ganancias diarias:</text:span> El sistema entregara un archivo al usuario, con la ganancia del día. Primero se lo visualiza y luego se lo ubica en un lugar específico donde el usuario pueda acceder.</text:p>
        </text:list-item>
        <text:list-item>
          <text:p text:style-name="P8"><text:span text:style-name="T1">Precio costo precio venta:</text:span> Va a tener registro de estos dos valores, por cada producto. Si surge alguna modificación, fácilmente se pueden actualizar estos registros.</text:p>
        </text:list-item>
        <text:list-item>
          <text:p text:style-name="P8"><text:span text:style-name="T1">Interfaz Amigable</text:span>: La vista del Software debe ser sencilla y clara, y su navegación debe ser fácil y directa, ya que muchos de los principales propietarios de Kioscos son personas mayores que se quieren insertar en este tipo de control para agilizar el comercio.</text:p>
        </text:list-item>
      </text:list>
      <text:p text:style-name="Text_20_body"/>
      <text:p text:style-name="Text_20_body"/>
      <text:p text:style-name="Text_20_body"/>
      <text:p text:style-name="Text_20_body"/>
      <text:p text:style-name="P1"/>
      <text:p text:style-name="P2"/>
      <text:p text:style-name="Standard"/>
      <text:p text:style-name="P20">Que no</text:p>
      <text:list xml:id="list803378872" text:style-name="WW8Num5">
        <text:list-item>
          <text:p text:style-name="P9"><text:span text:style-name="T2">Login:</text:span><text:span text:style-name="T5"> </text:span><text:span text:style-name="T3">No es necesario de que el usuario tenga que autenticarse, para trabajar con el software</text:span><text:span text:style-name="T4">. </text:span></text:p>
        </text:list-item>
        <text:list-item>
          <text:p text:style-name="P9"><text:span text:style-name="T2">Incorporación de maquinas:</text:span><text:span text:style-name="T3"> Mas preciso, la maquina que lee código de barras. Si bien se lo puede añadir al sistema, no es necesario. Ahora la pregunta es ¿Como el usuario le va a indicar al sistema los productos? Ingresando el código que tenga asignado el mismo. Al ingresarlo el sistema mostrara la información del producto, su precio, precio neto, stock y demás.</text:span></text:p>
        </text:list-item>
      </text:list>
      <text:p text:style-name="P4"/>
      <text:p text:style-name="P18">Como se hará</text:p>
      <text:p text:style-name="P10">En lo que respecta para este tipo de sistemas, recurro a la programación en objetos que me brinda Java. Ahora <text:s/>la forma de trabajo que se puede utilizar es la del método interactivo y incremental. Porque </text:p>
      <text:p text:style-name="Text_20_body"/>
      <text:p text:style-name="P18">Quien lo hará y cuando y como</text:p>
      <text:p text:style-name="P12">Ahora nos toca hablar del tiempo que nos va a llevar el proyecto, quienes van a trabajar y que cantidad de gente:</text:p>
      <text:list xml:id="list2057809783" text:style-name="WW8Num6">
        <text:list-item>
          <text:p text:style-name="P11"><text:span text:style-name="T1">Tiempo:</text:span><text:span text:style-name="T7"> </text:span><text:span text:style-name="T8"><text:s/>El tiempo que se estimo para este proyecto es de 8 meses. Con un trabajo semanal de 8 horas aproximadamente.</text:span></text:p>
        </text:list-item>
        <text:list-item>
          <text:p text:style-name="P11"><text:span text:style-name="T9">Quienes Trabajaran:</text:span><text:span text:style-name="T8"> Susana Rosito, Técnica en programación informática. </text:span></text:p>
        </text:list-item>
      </text:list>
      <text:p text:style-name="P3"/>
      <text:p text:style-name="P19">Riesgo</text:p>
      <text:p text:style-name="P14">En esta ultima instancia, se menciona los riesgos que pueden ocurrir a lo largo del proyecto:</text:p>
      <text:list xml:id="list65184148" text:style-name="WW8Num7">
        <text:list-item>
          <text:p text:style-name="P13">Puede pasar, dependiendo en que tecnología trabajemos, nos puede traer problemas en la implementación, cosas que no encajan o rompen.</text:p>
        </text:list-item>
        <text:list-item>
          <text:p text:style-name="P13">Que deje de funcionar la maquina donde trabaja Susana Rosito, por algun motivo físico/hardware. Esto atrasa un poco las expectativas. </text:p>
        </text:list-item>
      </text:list>
      <text:p text:style-name="Text_20_body"/>
      <text:p text:style-name="P10"/>
      <text:p text:style-name="P3"/>
      <text:p text:style-name="Standard"><text:s text:c="7"/></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s" fo:country="AR"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fo:line-height="100%" fo:text-align="start" style:justify-single-word="false"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fo:line-height="100%"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fo:line-height="100%" fo:text-align="start"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fo:line-height="10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388cm" fo:margin-bottom="0.071cm" fo:line-height="100%" fo:text-align="start" style:justify-single-word="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fo:line-height="100%"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DejaVu Sans1" style:font-size-asian="14pt" style:font-name-complex="Lohit Hindi1" style:font-size-complex="14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Encabezado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Encabezad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45cm" fo:margin-top="0.847cm" style:dynamic-spacing="true"/>
      </style:footer-style>
    </style:page-layout>
    <style:page-layout style:name="Mpm2">
      <style:page-layout-properties fo:page-width="21.59cm" fo:page-height="27.94cm" style:num-format="1" style:print-orientation="portrait" fo:margin-top="2.54cm" fo:margin-bottom="3.485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text:subject/><text:span text:style-name="MT1"><text:title/></text:span><text:span text:style-name="MT1">Software de gestión de Kioscos</text:span><text:tab/><text:tab/><text:page-number text:select-page="current">6</text:page-number>/<text:page-count style:num-format="1">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6T13:59:00</meta:creation-date>
    <dc:creator>Moli</dc:creator>
    <dc:date>2011-09-06T15:12:00</dc:date>
    <meta:editing-cycles>4</meta:editing-cycles>
    <meta:editing-duration>PT01H13M00S</meta:editing-duration>
    <meta:document-statistic meta:table-count="0" meta:image-count="0" meta:object-count="0" meta:page-count="6" meta:paragraph-count="52" meta:word-count="1188" meta:character-count="7039"/>
    <meta:generator>OpenOffice.org/3.2$Linux OpenOffice.org_project/320m19$Build-9505</meta:generator>
    <meta:user-defined meta:name="Información 1"/>
    <meta:user-defined meta:name="Información 2"/>
    <meta:user-defined meta:name="Información 3"/>
    <meta:user-defined meta:name="Información 4"/>
  </office:meta>
</office:document-meta>
</file>